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Impl.setIdAttributeNS( String namespaceURI , String localName , boolean make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lementImpl.cloneNode( boolean 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Impl.moveSpecifiedAttributes( ElementImpl 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Impl.setAttributeNS( String namespaceURI , String qualifiedName ,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ElementImpl.setOwnerDocument( CoreDocumentImpl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ge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Impl.getDefaul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Impl.removeAttributeNode( Attr old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Impl.setIdAttribute( String name , boolean make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lementImpl.getTag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getAttributeNodeNS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Impl.getAttributeNS(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Impl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Impl.re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Impl.getXercesAttribute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Impl.has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setAttributeNodeNS( Attr new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lementImpl.removeAttributeNS( String namespace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Impl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Attribut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Impl.setIdAttributeNode( Attr at , boolean make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lementImpl.ElementImpl( CoreDocumentImpl ownerDo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Impl.setReadOnly( boolean readOnly , boolean 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norm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lementImpl.Ele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Impl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setAttributeNode( Attr new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lementImpl.getSchemaTyp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setupDefaul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getTyp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removeAttribut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Impl.setAttribute( String name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lementImpl.reconcileDefaul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getAttributeNod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Impl.getXMLBas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BaseURI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ElementImpl.setXercesAttributeNode( Attr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Impl.isDerivedFrom( String typeNamespaceArg , String typeNameArg , int derivation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isEqualNode( Node ar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lementImpl.has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